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_5f_-title">
      <style:graphic-properties fo:min-height="1.102cm"/>
      <style:paragraph-properties style:writing-mode="lr-tb"/>
    </style:style>
    <style:style style:name="pr4" style:family="presentation" style:parent-style-name="Blue_5f_Curve1_5f_-outline1">
      <style:graphic-properties fo:min-height="5.576cm"/>
      <style:paragraph-properties style:writing-mode="lr-tb"/>
    </style:style>
    <style:style style:name="pr5" style:family="presentation" style:parent-style-name="Blue_5f_Curve1_5f_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_5f_-title">
      <style:graphic-properties fo:min-height="1.328cm"/>
      <style:paragraph-properties style:writing-mode="lr-tb"/>
    </style:style>
    <style:style style:name="pr7" style:family="presentation" style:parent-style-name="Blue_5f_Curve1_5f_-outline1">
      <style:graphic-properties fo:min-height="10.001cm"/>
      <style:paragraph-properties style:writing-mode="lr-tb"/>
    </style:style>
    <style:style style:name="pr8" style:family="presentation" style:parent-style-name="Blue_5f_Curve1_5f_-notes">
      <style:graphic-properties draw:fill-color="#ffffff" fo:min-height="13.364cm"/>
      <style:paragraph-properties style:writing-mode="lr-tb"/>
    </style:style>
    <style:style style:name="pr9" style:family="presentation" style:parent-style-name="Blue_5f_Curve1-title">
      <style:graphic-properties draw:auto-grow-height="true" fo:min-height="1.328cm"/>
      <style:paragraph-properties style:writing-mode="lr-tb"/>
    </style:style>
    <style:style style:name="pr10" style:family="presentation" style:parent-style-name="Blue_5f_Curve1-outline1">
      <style:graphic-properties fo:min-height="5.576cm"/>
      <style:paragraph-properties style:writing-mode="lr-tb"/>
    </style:style>
    <style:style style:name="pr11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Blue_5f_Curve1-title">
      <style:graphic-properties fo:min-height="1.328cm"/>
      <style:paragraph-properties style:writing-mode="lr-tb"/>
    </style:style>
    <style:style style:name="pr13" style:family="presentation" style:parent-style-name="Blue_5f_Curve1-outline1">
      <style:graphic-properties fo:min-height="10.001cm"/>
      <style:paragraph-properties style:writing-mode="lr-tb"/>
    </style:style>
    <style:style style:name="pr14" style:family="presentation" style:parent-style-name="Blue_5f_Curve1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2.784cm" style:use-optimal-column-width="false"/>
    </style:style>
    <style:style style:name="co2" style:family="table-column">
      <style:table-column-properties style:column-width="8.011cm" style:use-optimal-column-width="false"/>
    </style:style>
    <style:style style:name="co3" style:family="table-column">
      <style:table-column-properties style:column-width="8.205cm" style:use-optimal-column-width="false"/>
    </style:style>
    <style:style style:name="ro1" style:family="table-row">
      <style:table-row-properties style:row-height="0.962cm" style:use-optimal-row-height="false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.374cm" fo:margin-bottom="0cm" fo:text-indent="0cm" style:writing-mode="lr-tb"/>
    </style:style>
    <style:style style:name="P4" style:family="paragraph">
      <style:paragraph-properties style:writing-mode="lr-tb"/>
      <style:text-properties style:text-position="-8% 58%"/>
    </style:style>
    <style:style style:name="P5" style:family="paragraph">
      <style:paragraph-properties fo:margin-left="0cm" fo:margin-right="0cm" fo:margin-top="0.374cm" fo:margin-bottom="0cm" fo:text-indent="0cm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0.5pt" fo:font-weight="bold" style:font-size-asian="10.5pt" style:font-weight-asian="bold" style:font-size-complex="10.5pt" style:font-weight-complex="bold"/>
    </style:style>
    <style:style style:name="T3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4" style:family="text">
      <style:text-properties style:text-position="-8% 58%" fo:font-size="21pt" style:font-size-asian="21pt" style:font-size-complex="21pt"/>
    </style:style>
    <style:style style:name="T5" style:family="text">
      <style:text-properties style:text-position="-8% 58%" fo:font-size="21pt" fo:font-weight="bold" style:font-size-asian="21pt" style:font-weight-asian="bold" style:font-size-complex="21pt" style:font-weight-complex="bold"/>
    </style:style>
    <style:style style:name="T6" style:family="text">
      <style:text-properties style:text-position="-8% 58%" fo:font-size="21pt" fo:font-weight="normal" style:font-size-asian="21pt" style:font-weight-asian="normal" style:font-size-complex="21pt" style:font-weight-complex="normal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10.5pt" fo:font-style="normal" fo:text-shadow="none" style:text-underline-style="none" style:letter-kerning="true" fo:background-color="transparent" style:font-size-asian="10.5pt" style:font-style-asian="normal" style:font-size-complex="10.5pt" style:font-style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0.5pt" fo:font-style="normal" fo:text-shadow="none" style:text-underline-style="none" fo:font-weight="bold" style:letter-kerning="true" fo:background-color="transparent" style:font-size-asian="10.5pt" style:font-style-asian="normal" style:font-weight-asian="bold" style:font-size-complex="10.5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fo:background-color="transparent" style:font-size-asian="10.5pt" style:font-style-asian="normal" style:font-weight-asian="normal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loext:opacity="100%" fo:font-size="10.5pt" style:font-size-asian="10.5pt" style:font-size-complex="10.5pt"/>
    </style:style>
    <style:style style:name="T14" style:family="text">
      <style:text-properties fo:color="#000000" loext:opacity="100%" fo:font-size="10.5pt" fo:font-weight="bold" style:font-size-asian="10.5pt" style:font-weight-asian="bold" style:font-size-complex="10.5pt" style:font-weight-complex="bold"/>
    </style:style>
    <style:style style:name="T15" style:family="text">
      <style:text-properties fo:font-size="13pt" style:font-size-asian="13pt" style:font-size-complex="13pt"/>
    </style:style>
    <style:style style:name="T16" style:family="text">
      <style:text-properties fo:font-size="13pt" fo:font-weight="bold" style:font-size-asian="13pt" style:font-weight-asian="bold" style:font-size-complex="13pt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KnockoutJ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102cm" svg:x="1cm" svg:y="0.612cm" presentation:class="title" presentation:user-transformed="true">
          <draw:text-box>
            <text:p><text:span text:style-name="T1">HTML Tags: &lt;script&gt;</text:span></text:p>
          </draw:text-box>
        </draw:frame>
        <draw:frame presentation:style-name="pr4" draw:text-style-name="P1" draw:layer="layout" svg:width="26cm" svg:height="10cm" svg:x="1.5cm" svg:y="2.5cm" presentation:class="outline" presentation:user-transformed="true">
          <draw:text-box>
            <text:list text:style-name="L2">
              <text:list-header>
                <text:p text:style-name="P1"><text:span text:style-name="T2">&lt;script&gt; : used to embed a client-side script (JavaScript)</text:span></text:p>
                <text:p text:style-name="P1"><text:span text:style-name="T3">&lt;script src="https://knockoutjs.com/downloads/knockout-3.5.1.js"&gt; &lt;/script&gt;</text:span></text:p>
                <text:p text:style-name="P1"><text:span text:style-name="T3"># it points to an external script file through the src attribute</text:span></text:p>
              </text:list-header>
              <text:list-item>
                <text:p text:style-name="P1"><text:span text:style-name="T3">-- -- -- -- --</text:span></text:p>
                <text:p text:style-name="P3"><text:span text:style-name="T3">&lt;script&gt;</text:span></text:p>
                <text:p text:style-name="P3"><text:span text:style-name="T3"><text:s text:c="4"/></text:span><text:span text:style-name="T3">var </text:span><text:span text:style-name="T2">viewModel</text:span><text:span text:style-name="T3"> = {</text:span></text:p>
                <text:p text:style-name="P3"><text:span text:style-name="T3"><text:s text:c="8"/></text:span><text:span text:style-name="T3">custom_text: ko.observable("Hello, world!")</text:span></text:p>
                <text:p text:style-name="P3"><text:span text:style-name="T3"><text:s text:c="4"/></text:span><text:span text:style-name="T3">};</text:span></text:p>
                <text:p text:style-name="P3"><text:span text:style-name="T3"><text:s text:c="4"/></text:span><text:span text:style-name="T3">ko.applyBindings(viewModel);</text:span></text:p>
                <text:p text:style-name="P3"><text:span text:style-name="T3">&lt;/script&gt;</text:span></text:p>
                <text:p text:style-name="P3"><text:span text:style-name="T3"># It contains scripting statements.</text:span></text:p>
                <text:p text:style-name="P1"><text:span text:style-name="T3"/></text:p>
                <text:p text:style-name="P1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user-transformed="true">
          <draw:text-box>
            <text:p>HTML Tags: &lt;body&gt;, &lt;p&gt;, &lt;span&gt;</text:p>
          </draw:text-box>
        </draw:frame>
        <draw:frame presentation:style-name="pr7" draw:text-style-name="P4" draw:layer="layout" svg:width="26cm" svg:height="10cm" svg:x="1cm" svg:y="3cm" presentation:class="outline">
          <draw:text-box>
            <text:list text:style-name="L2">
              <text:list-header>
                <text:p><text:span text:style-name="T4">&lt;body&gt;: The &lt;body&gt; tag defines the document's body. (The document mentioned here is your HTML webpage). The &lt;body&gt; element </text:span><text:span text:style-name="T4">contains all the contents of an HTML document, such as headings, paragraphs, images, hyperlinks, tables, lists, etc. Note: There can </text:span><text:span text:style-name="T4">only be one &lt;body&gt; element in an HTML document.</text:span></text:p>
                <text:p><text:span text:style-name="T4">&lt;p&gt;: The &lt;p&gt; tag defines a paragraph. </text:span><text:span text:style-name="T5">Browsers automatically add a single blank line before and after each &lt;p&gt; element. By </text:span><text:span text:style-name="T5">this it means that &lt;p&gt; is a block type of element.</text:span></text:p>
                <text:p><text:span text:style-name="T6">&lt;span&gt;: The &lt;span&gt; tag is an </text:span><text:span text:style-name="T5">inline container</text:span><text:span text:style-name="T6"> used to mark up a part of a text, or a part of a document. The &lt;span&gt; tag is easily </text:span><text:span text:style-name="T6">styled by CSS or manipulated with JavaScript using the class or id attribute. The &lt;span&gt; tag is much like the &lt;div&gt; element, but </text:span><text:span text:style-name="T6">&lt;div&gt; is a block-level element and &lt;span&gt; is an inline element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HTML Tag: &lt;input&gt; (Part 1)</text:p>
          </draw:text-box>
        </draw:frame>
        <draw:frame presentation:style-name="pr7" draw:text-style-name="P1" draw:layer="layout" svg:width="26cm" svg:height="10cm" svg:x="0.5cm" svg:y="2.5cm" presentation:class="outline" presentation:user-transformed="true">
          <draw:text-box>
            <text:list text:style-name="L2">
              <text:list-header>
                <text:p><text:span text:style-name="T7">The &lt;input&gt; tag specifies an input field where the user can enter data. The &lt;input&gt; element is the </text:span><text:span text:style-name="T7">most important form element. The &lt;input&gt; element can be displayed in several ways, depending </text:span><text:span text:style-name="T7">on the type attribute.</text:span></text:p>
                <text:p><text:span text:style-name="T7">The different input types are as follows:</text:span></text:p>
              </text:list-header>
              <text:list-item>
                <text:p><text:span text:style-name="T7"><text:s text:c="4"/></text:span><text:span text:style-name="T7">&lt;input type="button"&gt;</text:span></text:p>
              </text:list-item>
              <text:list-item>
                <text:p><text:span text:style-name="T7"><text:s text:c="4"/></text:span><text:span text:style-name="T7">&lt;input type="checkbox"&gt;</text:span></text:p>
              </text:list-item>
              <text:list-item>
                <text:p><text:span text:style-name="T7"><text:s text:c="4"/></text:span><text:span text:style-name="T7">&lt;input type="color"&gt;</text:span></text:p>
              </text:list-item>
              <text:list-item>
                <text:p><text:span text:style-name="T7"><text:s text:c="4"/></text:span><text:span text:style-name="T7">&lt;input type="date"&gt;</text:span></text:p>
              </text:list-item>
              <text:list-item>
                <text:p><text:span text:style-name="T7"><text:s text:c="4"/></text:span><text:span text:style-name="T7">&lt;input type="datetime-local"&gt;</text:span></text:p>
              </text:list-item>
              <text:list-item>
                <text:p><text:span text:style-name="T7"><text:s text:c="4"/></text:span><text:span text:style-name="T7">&lt;input type="email"&gt;</text:span></text:p>
              </text:list-item>
              <text:list-item>
                <text:p><text:span text:style-name="T7"><text:s text:c="4"/></text:span><text:span text:style-name="T7">&lt;input type="file"&gt;</text:span></text:p>
              </text:list-item>
              <text:list-item>
                <text:p><text:span text:style-name="T7"><text:s text:c="4"/></text:span><text:span text:style-name="T7">&lt;input type="hidden"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user-transformed="true">
          <draw:text-box>
            <text:p>HTML Tag: &lt;input&gt; (Part 2)</text:p>
          </draw:text-box>
        </draw:frame>
        <draw:frame presentation:style-name="pr7" draw:text-style-name="P1" draw:layer="layout" svg:width="26cm" svg:height="10cm" svg:x="0.2cm" svg:y="2.2cm" presentation:class="outline" presentation:user-transformed="true">
          <draw:text-box>
            <text:list text:style-name="L2">
              <text:list-item>
                <text:p text:style-name="P5"><text:span text:style-name="T8"><text:s text:c="4"/></text:span><text:span text:style-name="T8">&lt;input type="image"&gt;</text:span></text:p>
              </text:list-item>
              <text:list-item>
                <text:p text:style-name="P5"><text:span text:style-name="T8"><text:s text:c="4"/></text:span><text:span text:style-name="T8">&lt;input type="month"&gt;</text:span></text:p>
              </text:list-item>
              <text:list-item>
                <text:p text:style-name="P5"><text:span text:style-name="T8"><text:s text:c="4"/></text:span><text:span text:style-name="T8">&lt;input type="number"&gt;</text:span></text:p>
              </text:list-item>
              <text:list-item>
                <text:p text:style-name="P5"><text:span text:style-name="T8"><text:s text:c="4"/></text:span><text:span text:style-name="T8">&lt;input type="password"&gt;</text:span></text:p>
              </text:list-item>
              <text:list-item>
                <text:p text:style-name="P5"><text:span text:style-name="T8"><text:s text:c="4"/></text:span><text:span text:style-name="T8">&lt;input type="radio"&gt;</text:span></text:p>
              </text:list-item>
              <text:list-item>
                <text:p text:style-name="P5"><text:span text:style-name="T8"><text:s text:c="4"/></text:span><text:span text:style-name="T8">&lt;input type="range"&gt;</text:span></text:p>
              </text:list-item>
              <text:list-item>
                <text:p text:style-name="P5"><text:span text:style-name="T8"><text:s text:c="4"/></text:span><text:span text:style-name="T8">&lt;input type="reset"&gt;</text:span></text:p>
              </text:list-item>
              <text:list-item>
                <text:p text:style-name="P5"><text:span text:style-name="T8"><text:s text:c="4"/></text:span><text:span text:style-name="T8">&lt;input type="search"&gt;</text:span></text:p>
              </text:list-item>
              <text:list-item>
                <text:p text:style-name="P5"><text:span text:style-name="T8"><text:s text:c="4"/></text:span><text:span text:style-name="T8">&lt;input type="submit"&gt;</text:span></text:p>
              </text:list-item>
              <text:list-item>
                <text:p text:style-name="P5"><text:span text:style-name="T8"><text:s text:c="4"/></text:span><text:span text:style-name="T8">&lt;input type="tel"&gt;</text:span></text:p>
              </text:list-item>
              <text:list-item>
                <text:p text:style-name="P5"><text:span text:style-name="T8"><text:s text:c="4"/></text:span><text:span text:style-name="T8">&lt;input type="text"&gt; (default value)</text:span></text:p>
              </text:list-item>
              <text:list-item>
                <text:p text:style-name="P5"><text:span text:style-name="T8"><text:s text:c="4"/></text:span><text:span text:style-name="T8">&lt;input type="time"&gt;</text:span></text:p>
              </text:list-item>
              <text:list-item>
                <text:p text:style-name="P5"><text:span text:style-name="T8"><text:s text:c="4"/></text:span><text:span text:style-name="T8">&lt;input type="url"&gt;</text:span></text:p>
              </text:list-item>
              <text:list-item>
                <text:p text:style-name="P5"><text:span text:style-name="T8"><text:s text:c="4"/></text:span><text:span text:style-name="T8">&lt;input type="week"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102cm" svg:x="1cm" svg:y="0.612cm" presentation:class="title" presentation:user-transformed="true">
          <draw:text-box>
            <text:p><text:span text:style-name="T1">Three Parts of “Hello World” Program in KnockoutJS</text:span></text:p>
          </draw:text-box>
        </draw:frame>
        <draw:frame presentation:style-name="pr4" draw:text-style-name="P1" draw:layer="layout" svg:width="26cm" svg:height="10cm" svg:x="1.5cm" svg:y="2.5cm" presentation:class="outline" presentation:user-transformed="true">
          <draw:text-box>
            <text:list text:style-name="L2">
              <text:list-header>
                <text:p text:style-name="P1"><text:span text:style-name="T2">First part is your &lt;SCRIPT&gt; tag with “src” attribute that pulls the KnockoutJS library into your HTML page:</text:span></text:p>
                <text:p text:style-name="P1"><text:span text:style-name="T9">&lt;script src="https://knockoutjs.com/downloads/knockout-3.5.1.js"&gt; &lt;/script&gt;</text:span></text:p>
                <text:p text:style-name="P1"><text:span text:style-name="T2">Second part is your HTML body that forms the view:</text:span></text:p>
                <text:p text:style-name="P1"><text:span text:style-name="T9">&lt;body&gt;</text:span></text:p>
                <text:p text:style-name="P1"><text:span text:style-name="T9"><text:s text:c="4"/></text:span><text:span text:style-name="T9">&lt;p&gt;</text:span><text:span text:style-name="T2">THIS IS YOUR VIEW. YOUR HTML PART IS THE VIEW.</text:span><text:span text:style-name="T9">&lt;/p&gt;</text:span></text:p>
                <text:p text:style-name="P1"><text:span text:style-name="T9"><text:s text:c="4"/></text:span><text:span text:style-name="T9">&lt;p data-bind="text: more_text"&gt;&lt;/p&gt; </text:span></text:p>
                <text:p text:style-name="P1"><text:span text:style-name="T9">&lt;/body&gt;</text:span></text:p>
                <text:p text:style-name="P1"><text:span text:style-name="T2">Third part is your KnockoutJS based code:</text:span></text:p>
                <text:p text:style-name="P1"><text:span text:style-name="T9">&lt;script&gt;</text:span></text:p>
                <text:p text:style-name="P1"><text:span text:style-name="T9"><text:s text:c="4"/></text:span><text:span text:style-name="T9">var </text:span><text:span text:style-name="T2">viewModel</text:span><text:span text:style-name="T9"> = {</text:span></text:p>
                <text:p text:style-name="P1"><text:span text:style-name="T9"><text:s text:c="8"/></text:span><text:span text:style-name="T9">more_text: ko.observable("Hello, Pankaj!")</text:span></text:p>
                <text:p text:style-name="P1"><text:span text:style-name="T9"><text:s text:c="4"/></text:span><text:span text:style-name="T9">};</text:span></text:p>
                <text:p text:style-name="P1"><text:span text:style-name="T9">ko.applyBindings(viewModel);</text:span></text:p>
                <text:p text:style-name="P1"><text:span text:style-name="T9">&lt;/script&gt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9" draw:text-style-name="P1" draw:layer="layout" svg:width="26cm" svg:height="1.328cm" svg:x="1cm" svg:y="0.5cm" presentation:class="title">
          <draw:text-box>
            <text:p text:style-name="P1">Hello World!</text:p>
          </draw:text-box>
        </draw:frame>
        <draw:frame presentation:style-name="pr10" draw:text-style-name="P1" draw:layer="layout" svg:width="26cm" svg:height="11.8cm" svg:x="0.2cm" svg:y="2.2cm" presentation:class="outline" presentation:user-transformed="true">
          <draw:text-box>
            <text:list text:style-name="L2">
              <text:list-header>
                <text:p text:style-name="P1"><text:span text:style-name="T9">&lt;script src="https://knockoutjs.com/downloads/knockout-3.5.1.js"&gt; &lt;/script&gt;</text:span></text:p>
                <text:p text:style-name="P1"><text:span text:style-name="T9">&lt;body&gt;</text:span><text:span text:style-name="T10"> <text:s/>&lt;p&gt;</text:span><text:span text:style-name="T11">THIS IS YOUR VIEW. YOUR HTML PART IS THE VIEW.</text:span><text:span text:style-name="T12">&lt;/p&gt; </text:span><text:span text:style-name="T9">&lt;p data-bind="</text:span><text:span text:style-name="T2">text</text:span><text:span text:style-name="T9">: </text:span><text:span text:style-name="T2">more_text</text:span><text:span text:style-name="T9">"&gt;&lt;/p&gt; &lt;/body&gt;</text:span></text:p>
                <text:p text:style-name="P1"><text:span text:style-name="T13">&lt;script&gt;</text:span></text:p>
                <text:p text:style-name="P1"><text:span text:style-name="T13"><text:s text:c="4"/></text:span><text:span text:style-name="T13">var </text:span><text:span text:style-name="T14">viewModel</text:span><text:span text:style-name="T13"> = {</text:span></text:p>
                <text:p text:style-name="P1"><text:span text:style-name="T13"><text:s text:c="8"/></text:span><text:span text:style-name="T14">more_text</text:span><text:span text:style-name="T13">: </text:span><text:span text:style-name="T14">ko</text:span><text:span text:style-name="T13">.observable("Hello, Pankaj!")</text:span></text:p>
                <text:p text:style-name="P1"><text:span text:style-name="T13"><text:s text:c="4"/></text:span><text:span text:style-name="T13">};</text:span></text:p>
                <text:p text:style-name="P1"><text:span text:style-name="T14"><text:s text:c="4"/></text:span><text:span text:style-name="T14">ko</text:span><text:span text:style-name="T13">.applyBindings(viewModel);</text:span></text:p>
                <text:p text:style-name="P1"><text:span text:style-name="T13">&lt;/script&gt;</text:span></text:p>
                <text:p text:style-name="P1"><text:span text:style-name="T2">Few Points:</text:span></text:p>
                <text:p text:style-name="P1"><text:span text:style-name="T3">1. viewModel is a JavaScript object.</text:span></text:p>
                <text:p text:style-name="P1"><text:span text:style-name="T3">In layman terms, it is the glue between “view” and “model”.</text:span></text:p>
                <text:p text:style-name="P1"><text:span text:style-name="T9">2. “more_text” is a property of viewModel.</text:span></text:p>
                <text:p text:style-name="P1"><text:span text:style-name="T9">3. You define KnockoutJS binding using the “data-bind” attribute. In this code, we have used the “text” binding.</text:span></text:p>
                <text:p text:style-name="P1"><text:span text:style-name="T9">4. “ko” is a variable defined by your knockout.js library. </text:span></text:p>
                <text:p text:style-name="P1"><text:span text:style-name="T9">This variable is special in the sense that it exposes the features of knockout.js for you to use in your code.</text:span></text:p>
                <text:p text:style-name="P1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1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2" draw:text-style-name="P1" draw:layer="layout" svg:width="26cm" svg:height="1.328cm" svg:x="1cm" svg:y="0.5cm" presentation:class="title">
          <draw:text-box>
            <text:p>MVVM and View Models</text:p>
          </draw:text-box>
        </draw:frame>
        <draw:frame presentation:style-name="pr13" draw:text-style-name="P1" draw:layer="layout" svg:width="26cm" svg:height="10cm" svg:x="1cm" svg:y="3cm" presentation:class="outline" presentation:user-transformed="true">
          <draw:text-box>
            <text:list text:style-name="L2">
              <text:list-header>
                <text:p><text:span text:style-name="T15">Model-View-ViewModel (MVVM) is a design pattern for building user interfaces. It describes how you can keep a potentially </text:span><text:span text:style-name="T15">sophisticated UI simple by splitting it into three parts:</text:span></text:p>
              </text:list-header>
              <text:list-item>
                <text:p><text:span text:style-name="T15">A model: your </text:span><text:span text:style-name="T16">application’s stored data</text:span><text:span text:style-name="T15">. This data represents objects and operations in your business domain (e.g., bank </text:span><text:span text:style-name="T15">accounts that can perform money transfers) and is independent of any UI. When using KO, you will usually make Ajax calls </text:span><text:span text:style-name="T15">to some server-side code to read and write this stored model data.</text:span></text:p>
              </text:list-item>
              <text:list-item>
                <text:p><text:span text:style-name="T15">A view model: </text:span><text:span text:style-name="T16">a pure-code representation of the data</text:span><text:span text:style-name="T15"> and operations on a UI. For example, if you’re implementing a list </text:span><text:span text:style-name="T15">editor, your view model would be an object holding a list of items, and exposing methods to add and remove items.</text:span></text:p>
                <text:p><text:span text:style-name="T15">Note that this is not the UI itself: it doesn’t have any concept of buttons or display styles. It’s not the persisted data model </text:span><text:span text:style-name="T15">either - it holds the unsaved data the user is working with. When using KO, your view models are pure JavaScript objects </text:span><text:span text:style-name="T15">that hold no knowledge of HTML. Keeping the view model abstract in this way lets it stay simple, so you can manage more </text:span><text:span text:style-name="T15">sophisticated behaviors without getting lost.</text:span></text:p>
                <text:p><text:span text:style-name="T15">A view: </text:span><text:span text:style-name="T16">a visible, interactive UI</text:span><text:span text:style-name="T15"> representing the state of the view model. It displays information from the view model, sends </text:span><text:span text:style-name="T15">commands to the view model (e.g., when the user clicks buttons), and updates whenever the state of the view model </text:span><text:span text:style-name="T15">changes.</text:span></text:p>
                <text:p><text:span text:style-name="T15">When using KO, your view is simply your HTML document with declarative bindings to link it to the view model. Alternatively, </text:span><text:span text:style-name="T15">you can use templates that generate HTML using data from your view model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2" draw:text-style-name="P1" draw:layer="layout" svg:width="26cm" svg:height="1.328cm" svg:x="1cm" svg:y="0.5cm" presentation:class="title">
          <draw:text-box>
            <text:p>What is the use of “bindings”?</text:p>
          </draw:text-box>
        </draw:frame>
        <draw:frame presentation:style-name="pr13" draw:text-style-name="P1" draw:layer="layout" svg:width="26cm" svg:height="10cm" svg:x="1cm" svg:y="3cm" presentation:class="outline">
          <draw:text-box>
            <text:list text:style-name="L2">
              <text:list-header>
                <text:p>HTML (Hypertext Markup Language): It is static language.</text:p>
                <text:p>To make a webpage dynamic, we would be using JavaScript.</text:p>
                <text:p>In KnockoutJS, you break down your web page into three parts. Two of which are “view” and “viewModel”.</text:p>
                <text:p>viewModel is an object. Your view is made out of HTML.</text:p>
                <text:p>We specify in the code that my viewModel should be bound to my HTML “view” using this line: <text:span text:style-name="T17">ko.applyBindings(viewModel);</text:span></text:p>
                <text:p><text:span text:style-name="T18">“</text:span><text:span text:style-name="T18">data-bindings” allow us to specify how we want to change our </text:span><text:span text:style-name="T18">view based on the properties of object “viewModel”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2" draw:text-style-name="P1" draw:layer="layout" svg:width="26cm" svg:height="1.328cm" svg:x="1cm" svg:y="0.498cm" presentation:class="title" presentation:user-transformed="true">
          <draw:text-box>
            <text:p><text:span text:style-name="T19">Common “data-bind” bindings that we use everyday with some common HTML tags</text:span></text:p>
          </draw:text-box>
        </draw:frame>
        <draw:frame draw:style-name="standard" draw:layer="layout" svg:width="18.999cm" svg:height="4.859cm" svg:x="1cm" svg:y="2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>Sno</text:p>
              </table:table-cell>
              <table:table-cell>
                <text:p>Type of HTML Element</text:p>
              </table:table-cell>
              <table:table-cell>
                <text:p>Data Binding</text:p>
              </table:table-cell>
            </table:table-row>
            <table:table-row table:style-name="ro1" table:default-cell-style-name="gray2">
              <table:table-cell>
                <text:p>1</text:p>
              </table:table-cell>
              <table:table-cell>
                <text:p>&lt;p&gt;</text:p>
              </table:table-cell>
              <table:table-cell>
                <text:p>text</text:p>
              </table:table-cell>
            </table:table-row>
            <table:table-row table:style-name="ro1" table:default-cell-style-name="gray1">
              <table:table-cell>
                <text:p>2</text:p>
              </table:table-cell>
              <table:table-cell>
                <text:p>&lt;input&gt;</text:p>
              </table:table-cell>
              <table:table-cell>
                <text:p>value</text:p>
              </table:table-cell>
            </table:table-row>
            <table:table-row table:style-name="ro1" table:default-cell-style-name="gray2">
              <table:table-cell>
                <text:p>3</text:p>
              </table:table-cell>
              <table:table-cell>
                <text:p>&lt;button&gt;</text:p>
              </table:table-cell>
              <table:table-cell>
                <text:p>click</text:p>
              </table:table-cell>
            </table:table-row>
            <table:table-row table:style-name="ro1" table:default-cell-style-name="gray1">
              <table:table-cell>
                <text:p>4</text:p>
              </table:table-cell>
              <table:table-cell>
                <text:p>&lt;table&gt;</text:p>
              </table:table-cell>
              <table:table-cell>
                <text:p>foreach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2" draw:text-style-name="P1" draw:layer="layout" svg:width="26cm" svg:height="1.328cm" svg:x="1cm" svg:y="0.5cm" presentation:class="title">
          <draw:text-box>
            <text:p>What is an Observable?</text:p>
          </draw:text-box>
        </draw:frame>
        <draw:frame presentation:style-name="pr13" draw:text-style-name="P1" draw:layer="layout" svg:width="27cm" svg:height="11.1cm" svg:x="0.4cm" svg:y="2.4cm" presentation:class="outline" presentation:user-transformed="true">
          <draw:text-box>
            <text:list text:style-name="L2">
              <text:list-header>
                <text:p><text:span text:style-name="T20">Observables</text:span></text:p>
                <text:p><text:span text:style-name="T20">OK, you’ve seen how to create a basic view model and how to display </text:span><text:span text:style-name="T20">one of its properties using a binding. But one of the key benefits of KO is </text:span><text:span text:style-name="T20">that it updates your UI automatically when the view model changes. </text:span></text:p>
                <text:p><text:span text:style-name="T20">How can KO know when parts of your view model change? </text:span></text:p>
                <text:p><text:span text:style-name="T20">Answer: you need to declare your model properties as observables, </text:span><text:span text:style-name="T20">because these are special JavaScript objects that can notify subscribers </text:span><text:span text:style-name="T20">about changes, and can automatically detect dependencies.</text:span></text:p>
                <text:p><text:span text:style-name="T20">Ref: https://knockoutjs.com/documentation/observables.html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20T19:52:30.005707287</meta:creation-date>
    <meta:editing-duration>PT1H8M42S</meta:editing-duration>
    <meta:editing-cycles>71</meta:editing-cycles>
    <meta:generator>LibreOffice/7.3.7.2$Linux_X86_64 LibreOffice_project/30$Build-2</meta:generator>
    <dc:title>Blue Curve</dc:title>
    <dc:date>2023-04-07T20:51:00.728920816</dc:date>
    <meta:document-statistic meta:object-count="91"/>
  </office:meta>
</office:document-meta>
</file>